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3-21T08:44:06.216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TypeInstantiationTests.rsc|: 6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true,false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447 tests executed; 3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94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with Assertion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18T22:11:49.86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TypeInstantiation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06538059450124944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360 tests executed; 3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Java("AssertionError","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Java("AssertionError","sp value is 2 (should be at least 3) at |std:///lang/rascal/tests/functionality/InterpolationTests.rsc|(119,5,\&lt;3,56\&gt;,\&lt;3,61\&gt;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Java("AssertionError","Local variable 4 is null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Java("CompilerError","In function demo::lang::Exp::Concrete::NoLayout::Eval/eval(sort(\"Exp\");)#9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Java("CompilerError","In function demo::lang::Lisra::Parse/build(sort(\"LispExp\");)#11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Java("CompilerError","In function lang::rascal::format::Grammar/CC()#180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 table:number-rows-repeated="75">
          <table:table-cell table:style-name="ce1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TESTS RUN AT $2015-03-24T22:09:25.973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1235,170,&lt;284,0&gt;,&lt;285,39&gt;): FALSE java.lang.ArrayIndexOutOfBoundsException: 224; function: ☞ checkModule(appl(prod(label("default",sort("Module")..., |std:///lang/rascal/grammar/definition/C..., config({},(),void(),(),(),(),(),(),(),()..., {bindir=|home:///bin|, forceCheck=false}...); instruction: LOADLOCREF 8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7151,273,&lt;165,0&gt;,&lt;168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917,229,&lt;159,0&gt;,&lt;162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702,213,&lt;154,0&gt;,&lt;157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326 tests executed; 8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ArrayIndexOutOfBoundsException: 224; function: ☞ checkModule(appl(prod(label("default",sort("Module")..., |std:///lang/rascal/grammar/definition/C..., config({},(),void(),(),(),(),(),(),(),()..., {bindir=|home:///bin|, forceCheck=false}...); instruction: LOADLOCREF 8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4:04:51.2945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25T13:10:17.685777000</dc:date>
    <meta:editing-duration>P45DT18H7M35S</meta:editing-duration>
    <meta:editing-cycles>167</meta:editing-cycles>
    <meta:generator>LibreOffice/4.4.1.2$MacOSX_X86_64 LibreOffice_project/45e2de17089c24a1fa810c8f975a7171ba4cd432</meta:generator>
    <meta:document-statistic meta:table-count="6" meta:cell-count="605" meta:object-count="0"/>
  </office:meta>
</office:document-meta>
</file>